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322in" svg:height="6.8512in" svg:x="7.8953in" svg:y="1.5386in">
            <draw:object draw:notify-on-update-of-ranges="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Five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3.8">
            <text:p>63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.4">
            <text:p>52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0.1">
            <text:p>110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6.5">
            <text:p>126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4.3">
            <text:p>104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3.2">
            <text:p>103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8.6">
            <text:p>58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03.9">
            <text:p>403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26.7">
            <text:p>326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7.8">
            <text:p>237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4.9">
            <text:p>134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49.7">
            <text:p>549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48.3">
            <text:p>448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48.6">
            <text:p>548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12.4">
            <text:p>612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75.6">
            <text:p>1175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42.7">
            <text:p>1142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31.4">
            <text:p>631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772.8">
            <text:p>772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82.6">
            <text:p>782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746.2">
            <text:p>746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261.2">
            <text:p>1261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940.5">
            <text:p>940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65.7">
            <text:p>665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401.3">
            <text:p>1401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977.6">
            <text:p>977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870.4">
            <text:p>870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397.4">
            <text:p>1397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346.1">
            <text:p>1346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751.6">
            <text:p>1751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966.1">
            <text:p>966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121.6">
            <text:p>1121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21.4">
            <text:p>1121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465.6">
            <text:p>1465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206.1">
            <text:p>1206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17.3">
            <text:p>617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021">
            <text:p>102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025.5">
            <text:p>1025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1574.6">
            <text:p>1574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989.8">
            <text:p>989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362.7">
            <text:p>1362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202.7">
            <text:p>1202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324.4">
            <text:p>1324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277.6">
            <text:p>1277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906.9">
            <text:p>906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1065">
            <text:p>106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14.4">
            <text:p>1014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626.9">
            <text:p>1626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672.1">
            <text:p>1672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444">
            <text:p>144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732.9">
            <text:p>1732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1129.8">
            <text:p>1129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629.9">
            <text:p>1629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767.2">
            <text:p>1767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1351.5">
            <text:p>1351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8.2">
            <text:p>608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180.6">
            <text:p>1180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734">
            <text:p>73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310.5">
            <text:p>1310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1305.7">
            <text:p>1305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1261.9">
            <text:p>1261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5.5">
            <text:p>695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1350.4">
            <text:p>1350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1579.3">
            <text:p>1579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379.3">
            <text:p>1379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1414.9">
            <text:p>1414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759.9">
            <text:p>1759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154">
            <text:p>115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187">
            <text:p>118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037.6">
            <text:p>2037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1613.6">
            <text:p>1613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418.2">
            <text:p>1418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230.6">
            <text:p>1230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1666.8">
            <text:p>1666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701.3">
            <text:p>1701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154.2">
            <text:p>1154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1428.6">
            <text:p>1428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060.6">
            <text:p>1060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130.3">
            <text:p>1130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231.4">
            <text:p>1231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9.9">
            <text:p>829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002">
            <text:p>100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904.5">
            <text:p>904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965.4">
            <text:p>965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1097.6">
            <text:p>1097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44.4">
            <text:p>844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643.9">
            <text:p>1643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080.2">
            <text:p>1080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829">
            <text:p>182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198.9">
            <text:p>1198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1.2">
            <text:p>941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43.2">
            <text:p>843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177.2">
            <text:p>1177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225.8">
            <text:p>1225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794">
            <text:p>79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036.1">
            <text:p>1036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18.3">
            <text:p>818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2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54:56</dc:date>
    <dc:creator>Lettier </dc:creator>
    <meta:generator>LibreOffice/4.0.2.2$Linux_X86_64 LibreOffice_project/4c82dcdd6efcd48b1d8bba66bfe1989deee49c3</meta:generator>
    <meta:editing-duration>P0D</meta:editing-duration>
    <meta:editing-cycles>7</meta:editing-cycles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379cm" svg:height="17.403cm" xlink:href=".." xlink:type="simple" chart:class="chart:line" chart:style-name="ch1">
        <chart:title svg:x="14.435cm" svg:y="0.221cm" chart:style-name="ch2">
          <text:p>SimPL</text:p>
        </chart:title>
        <chart:subtitle svg:x="10.912cm" svg:y="1.44cm" chart:style-name="ch3">
          <text:p>Average fitness over 100 generations.</text:p>
        </chart:subtitle>
        <chart:legend svg:x="29.515cm" svg:y="7.778cm" style:legend-expansion="custom" chartooo:width="6.637cm" chartooo:height="1.58cm" style:legend-expansion-aspect-ratio="4.20063291139241" chart:style-name="ch4"/>
        <chart:plot-area chart:style-name="ch5" table:cell-range-address="Sheet1.B1:Sheet1.C101" chart:data-source-has-labels="both" svg:x="1.573cm" svg:y="2.614cm" svg:width="27.798cm" svg:height="13.432cm">
          <chartooo:coordinate-region svg:x="2.777cm" svg:y="2.84cm" svg:width="26.407cm" svg:height="12.161cm"/>
          <chart:axis chart:dimension="x" chart:name="primary-x" chart:style-name="ch6" chartooo:axis-type="auto">
            <chartooo:date-scale/>
            <chart:title svg:x="14.595cm" svg:y="16.046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33cm" svg:y="10.529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05">
                <text:p>105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48.6">
                <text:p>548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2.4">
                <text:p>612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42.7">
                <text:p>1142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31.4">
                <text:p>63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2.8">
                <text:p>772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82.6">
                <text:p>782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46.2">
                <text:p>746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61.2">
                <text:p>1261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65.7">
                <text:p>665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01.3">
                <text:p>1401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51.6">
                <text:p>175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66.1">
                <text:p>966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21.6">
                <text:p>1121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21.4">
                <text:p>1121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65.6">
                <text:p>1465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17.3">
                <text:p>617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74.6">
                <text:p>1574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362.7">
                <text:p>1362.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02.7">
                <text:p>1202.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24.4">
                <text:p>132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77.6">
                <text:p>1277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6.9">
                <text:p>906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26.9">
                <text:p>1626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72.1">
                <text:p>1672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2.9">
                <text:p>1732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29.8">
                <text:p>1129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29.9">
                <text:p>1629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767.2">
                <text:p>1767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08.2">
                <text:p>608.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305.7">
                <text:p>1305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61.9">
                <text:p>126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350.4">
                <text:p>1350.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79.3">
                <text:p>1579.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79.3">
                <text:p>13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414.9">
                <text:p>1414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59.9">
                <text:p>1759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037.6">
                <text:p>2037.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13.6">
                <text:p>1613.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418.2">
                <text:p>141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30.6">
                <text:p>1230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666.8">
                <text:p>1666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701.3">
                <text:p>1701.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54.2">
                <text:p>1154.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28.6">
                <text:p>14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0.6">
                <text:p>1060.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30.3">
                <text:p>1130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31.4">
                <text:p>1231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9.9">
                <text:p>829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44.4">
                <text:p>844.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43.9">
                <text:p>1643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98.9">
                <text:p>1198.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77.2">
                <text:p>117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36.1">
                <text:p>1036.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18.3">
                <text:p>81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379cm" svg:height="17.403cm" xlink:href=".." xlink:type="simple" chart:class="chart:line" chart:style-name="ch1">
        <chart:title svg:x="14.435cm" svg:y="0.221cm" chart:style-name="ch2">
          <text:p>SimPL</text:p>
        </chart:title>
        <chart:subtitle svg:x="10.913cm" svg:y="1.44cm" chart:style-name="ch3">
          <text:p>Average fitness over 100 generations.</text:p>
        </chart:subtitle>
        <chart:legend svg:x="29.515cm" svg:y="7.778cm" style:legend-expansion="custom" chartooo:width="6.637cm" chartooo:height="1.58cm" style:legend-expansion-aspect-ratio="4.20063291139241" chart:style-name="ch4"/>
        <chart:plot-area chart:style-name="ch5" table:cell-range-address="Sheet1.B2:Sheet1.C101 Sheet1.C1:Sheet1.C1" chart:data-source-has-labels="both" svg:x="1.573cm" svg:y="2.614cm" svg:width="27.798cm" svg:height="13.432cm">
          <chartooo:coordinate-region svg:x="2.777cm" svg:y="2.84cm" svg:width="26.407cm" svg:height="12.161cm"/>
          <chart:axis chart:dimension="x" chart:name="primary-x" chart:style-name="ch6" chartooo:axis-type="auto">
            <chartooo:date-scale/>
            <chart:title svg:x="14.595cm" svg:y="16.046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33cm" svg:y="10.529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05">
                <text:p>105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48.6">
                <text:p>548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2.4">
                <text:p>612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42.7">
                <text:p>1142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31.4">
                <text:p>63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2.8">
                <text:p>772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82.6">
                <text:p>782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46.2">
                <text:p>746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61.2">
                <text:p>1261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65.7">
                <text:p>665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01.3">
                <text:p>1401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51.6">
                <text:p>175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66.1">
                <text:p>966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21.6">
                <text:p>1121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21.4">
                <text:p>1121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65.6">
                <text:p>1465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17.3">
                <text:p>617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74.6">
                <text:p>1574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362.7">
                <text:p>1362.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02.7">
                <text:p>1202.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24.4">
                <text:p>132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77.6">
                <text:p>1277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6.9">
                <text:p>906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26.9">
                <text:p>1626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72.1">
                <text:p>1672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2.9">
                <text:p>1732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29.8">
                <text:p>1129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29.9">
                <text:p>1629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767.2">
                <text:p>1767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08.2">
                <text:p>608.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305.7">
                <text:p>1305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61.9">
                <text:p>126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350.4">
                <text:p>1350.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79.3">
                <text:p>1579.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79.3">
                <text:p>13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414.9">
                <text:p>1414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59.9">
                <text:p>1759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037.6">
                <text:p>2037.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13.6">
                <text:p>1613.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418.2">
                <text:p>141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30.6">
                <text:p>1230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666.8">
                <text:p>1666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701.3">
                <text:p>1701.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54.2">
                <text:p>1154.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28.6">
                <text:p>14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0.6">
                <text:p>1060.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30.3">
                <text:p>1130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31.4">
                <text:p>1231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9.9">
                <text:p>829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44.4">
                <text:p>844.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43.9">
                <text:p>1643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98.9">
                <text:p>1198.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77.2">
                <text:p>117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36.1">
                <text:p>1036.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18.3">
                <text:p>81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